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Liberation Sans" fo:font-size="14pt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style:font-name="Liberation Sans" fo:font-size="14pt" officeooo:paragraph-rsid="00182ece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4" style:family="paragraph" style:parent-style-name="Preformatted_20_Text">
      <style:paragraph-properties fo:text-align="end" style:justify-single-word="false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18a504"/>
    </style:style>
    <style:style style:name="P7" style:family="paragraph" style:parent-style-name="Preformatted_20_Text">
      <style:paragraph-properties fo:text-align="center" style:justify-single-word="false" fo:break-before="page"/>
      <style:text-properties style:font-name="Liberation Sans" fo:font-size="18pt" style:text-underline-style="solid" style:text-underline-width="auto" style:text-underline-color="font-color" fo:font-weight="bold" officeooo:rsid="00182ece" officeooo:paragraph-rsid="00182ece" style:font-name-asian="Noto Sans Mono CJK SC" style:font-size-asian="18pt" style:font-weight-asian="bold" style:font-name-complex="Liberation Mono" style:font-size-complex="18pt" style:font-weight-complex="bold"/>
    </style:style>
    <style:style style:name="T1" style:family="text">
      <style:text-properties officeooo:rsid="0015c8fc"/>
    </style:style>
    <style:style style:name="T2" style:family="text">
      <style:text-properties officeooo:rsid="0018a504"/>
    </style:style>
    <style:style style:name="T3" style:family="text">
      <style:text-properties style:font-name="Liberation Sans" fo:font-size="14pt" fo:font-style="italic" officeooo:rsid="0018a504" style:font-name-asian="Noto Sans Mono CJK SC" style:font-size-asian="14pt" style:font-style-asian="italic" style:font-name-complex="Liberation Mono" style:font-size-complex="14pt" style:font-style-complex="italic"/>
    </style:style>
    <style:style style:name="T4" style:family="text">
      <style:text-properties style:font-name="Liberation Sans" fo:font-size="14pt" fo:font-style="italic" officeooo:rsid="0019abf9" style:font-name-asian="Noto Sans Mono CJK SC" style:font-size-asian="14pt" style:font-style-asian="italic" style:font-name-complex="Liberation Mono" style:font-size-complex="14pt" style:font-style-complex="italic"/>
    </style:style>
    <style:style style:name="T5" style:family="text">
      <style:text-properties style:font-name="Liberation Sans" fo:font-size="14pt" fo:font-style="italic" officeooo:rsid="0019ae9f" style:font-name-asian="Noto Sans Mono CJK SC" style:font-size-asian="14pt" style:font-style-asian="italic" style:font-name-complex="Liberation Mono" style:font-size-complex="14pt" style:font-style-complex="italic"/>
    </style:style>
    <style:style style:name="T6" style:family="text">
      <style:text-properties style:font-name="Liberation Sans" fo:font-size="14pt" fo:font-style="italic" officeooo:rsid="001a8320" style:font-name-asian="Noto Sans Mono CJK SC" style:font-size-asian="14pt" style:font-style-asian="italic" style:font-name-complex="Liberation Mono" style:font-size-complex="14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y Uber's business model is doomed</text:p>
      <text:p text:style-name="P1"/>
      <text:p text:style-name="P1">Having threatened to pull out of California completely, Uber and Lyft recently won a temporary<text:span text:style-name="T1"> </text:span>reprieve from orders to reclassify their drivers as employees rather than independent<text:span text:style-name="T1"> </text:span>contractors. The companies argued they could not come up with a plan for doing so overnight,<text:span text:style-name="T1"> </text:span>even though more than two years have passed since California’s supreme court ordered them<text:span text:style-name="T1"> </text:span>to change their ways. The Californian labour law AB5 was supposed to end their non-<text:span text:style-name="T1"> </text:span>compliance.</text:p>
      <text:p text:style-name="P1"/>
      <text:p text:style-name="P1">One might assume that misclassifying drivers as independent contractors enables rideshare<text:span text:style-name="T1"> </text:span>companies such as Uber to make exorbitant profits. The reality is far weirder. In fact, Uber and<text:span text:style-name="T1"> </text:span>Lyft are not making any profits at all. On the contrary, the companies have been haemorrhaging<text:span text:style-name="T1"> </text:span>cash for years, undercharging users for rides in a bid to aggressively expand their market shares<text:span text:style-name="T1"> </text:span>worldwide. Squeezing drivers’ salaries is not their main strategy for becoming profitable. Doing<text:span text:style-name="T1"> </text:span>so merely slows the speed at which they burn through money.</text:p>
      <text:p text:style-name="P1"/>
      <text:p text:style-name="P1">The truth is that Uber and Lyft exist largely as the embodiments of Wall Street-funded bets on<text:span text:style-name="T1"> </text:span>automation, which have failed to come to fruition. These companies are trying to survive legal<text:span text:style-name="T1"> </text:span>challenges to their illegal hiring practices, while waiting for driverless-car technologies to<text:span text:style-name="T1"> </text:span>improve. The advent of the autonomous car would allow Uber and Lyft to fire their drivers.</text:p>
      <text:p text:style-name="P1"/>
      <text:p text:style-name="P1">Having already acquired a position of dominance with the rideshare market, these companies<text:span text:style-name="T1"> </text:span>would then reap major monopoly profits. There is simply no world in which paying drivers a<text:span text:style-name="T1"> </text:span>living wage would become part of Uber and Lyft’s long-term business plans.</text:p>
      <text:p text:style-name="P1"/>
      <text:p text:style-name="P1"/>
      <text:p text:style-name="P4">The Guardian, 24 August 2020</text:p>
      <text:p text:style-name="P4"/>
      <text:p text:style-name="P3"/>
      <text:p text:style-name="P7">Uber <text:span text:style-name="T2">: Un modèle économique </text:span>voué à l'échec</text:p>
      <text:p text:style-name="P2"/>
      <text:p text:style-name="P6"><text:span text:style-name="T3">Après avoir menacé de suspendre complètement leur activité en Californie, Uber et Lyft ont récemment obtenu </text:span><text:span text:style-name="T4">que l'injonction / l'ordonnance qui exigeait qu'ils reclassifientleurs chauffeurs d'entrepreneurs indépendants à employés soit ajournée</text:span><text:span text:style-name="T3">.</text:span><text:span text:style-name="T4"> </text:span><text:span text:style-name="T5">Les deux sociétés ont commenté ne pas pouvoir planifier cel</text:span><text:span text:style-name="T6">a</text:span><text:span text:style-name="T5"> du jour au lendemain,</text:span><text:span text:style-name="T6"> même si cela fait plus de deux ans que la cour suprême de Californie leur a ordonné de modifier leurs pratiques. La loi californienne sur le travail AB5 était sensée mettre fin à leur non-conformit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12:54:07.960064265</dc:date>
    <meta:editing-duration>PT37M4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8" meta:word-count="357" meta:character-count="2258" meta:non-whitespace-character-count="1909"/>
  </office:meta>
</office:document-meta>
</file>